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961cm"/>
    </style:style>
    <style:style style:name="co5" style:family="table-column">
      <style:table-column-properties fo:break-before="auto" style:column-width="5.99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Mill-Max</text:p>
          </table:table-cell>
          <table:table-cell office:value-type="string">
            <text:p>111-93-640-41-00100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&amp; Component Sockets 40P LONG SOLDER TAIL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Unusual assembly</text:p>
          </table:table-cell>
        </table:table-row>
        <table:table-row table:style-name="ro2">
          <table:table-cell office:value-type="string">
            <text:p>Microchip</text:p>
          </table:table-cell>
          <table:table-cell table:style-name="ce1" office:value-type="string">
            <text:p><text:span text:style-name="T1"><text:a xlink:href="https://www.mouser.at/ProductDetail/998-MIC5504-3.3YM5TR">MIC5504-3.3YM5-TR</text:a></text:span><text:span text:style-name="T1"> </text:span>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Voltage Regulators Single 300mA LDO</text:p>
          </table:table-cell>
          <table:table-cell office:value-type="string">
            <text:p>SOT-23-5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table:style-name="ce1" office:value-type="string">
            <text:p>SN74LVC257APWR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ultiplexer</text:p>
          </table:table-cell>
          <table:table-cell office:value-type="string">
            <text:p>TSSOP-16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SN74LVC245APWR</text:p>
          </table:table-cell>
          <table:table-cell office:value-type="string">
            <text:p>U4,U5</text:p>
          </table:table-cell>
          <table:table-cell office:value-type="float" office:value="2">
            <text:p>2</text:p>
          </table:table-cell>
          <table:table-cell office:value-type="string">
            <text:p>Bustransceiver Tri-State Octal Bus</text:p>
          </table:table-cell>
          <table:table-cell office:value-type="string">
            <text:p>TSSOP-20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1">
          <table:table-cell office:value-type="string">
            <text:p>any</text:p>
          </table:table-cell>
          <table:table-cell/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eramic capacitor 10uF, 10%, 16V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1">
          <table:table-cell office:value-type="string">
            <text:p>any</text:p>
          </table:table-cell>
          <table:table-cell/>
          <table:table-cell office:value-type="string">
            <text:p>C3,C4,C5</text:p>
          </table:table-cell>
          <table:table-cell office:value-type="float" office:value="3">
            <text:p>3</text:p>
          </table:table-cell>
          <table:table-cell office:value-type="string">
            <text:p>Ceramic capacitor 100nF, 10%, 16V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1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0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1">
          <table:table-cell office:value-type="string">
            <text:p>HARTING</text:p>
          </table:table-cell>
          <table:table-cell office:value-type="float" office:value="9181209622">
            <text:p>9181209622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PCB to ribbon cable connector 20P 2 ROW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Can also be other manufacturer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, 20 leads, 1,27mm pitch, <text:s/>Length: 13cm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  <table:table-row table:style-name="ro1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 connector, 20 pins (2x10) female, 2.54mm pitch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.08.2019</text:date>, <text:time>21:3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19-08-14T21:33:22.80</dc:date>
    <meta:editing-cycles>11</meta:editing-cycles>
    <meta:editing-duration>PT45M23S</meta:editing-duration>
    <meta:document-statistic meta:table-count="3" meta:cell-count="78" meta:object-count="0"/>
  </office:meta>
</office:document-meta>
</file>